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00" draw:textarea-horizontal-align="center" draw:textarea-vertical-align="middl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fill="solid" draw:fill-color="#7da647" draw:textarea-horizontal-align="center" draw:textarea-vertical-align="middle"/>
    </style:style>
    <style:style style:name="gr4" style:family="graphic" style:parent-style-name="standard">
      <style:graphic-properties svg:stroke-color="#ff0000" draw:marker-end="Arrow" draw:marker-end-width="0.3cm" draw:textarea-horizontal-align="center" draw:textarea-vertical-align="middle"/>
    </style:style>
    <style:style style:name="gr5" style:family="graphic" style:parent-style-name="standard">
      <style:graphic-properties draw:fill="solid" draw:fill-color="#9999ff" draw:textarea-horizontal-align="center" draw:textarea-vertical-align="middle"/>
    </style:style>
    <style:style style:name="gr6" style:family="graphic" style:parent-style-name="standard">
      <style:graphic-properties draw:stroke="none" svg:stroke-color="#000000" draw:fill="none" draw:fill-color="#ffffff" fo:min-height="0.738cm"/>
    </style:style>
    <style:style style:name="gr7" style:family="graphic" style:parent-style-name="standard">
      <style:graphic-properties draw:fill="solid" draw:fill-color="#00ff00" draw:textarea-horizontal-align="center" draw:textarea-vertical-align="middle"/>
    </style:style>
    <style:style style:name="gr8" style:family="graphic" style:parent-style-name="standard">
      <style:graphic-properties draw:stroke="none" draw:fill="none" fo:min-height="0.713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svg:stroke-color="#000000" draw:fill="none" draw:fill-color="#ffffff" fo:min-height="0.494cm"/>
    </style:style>
    <style:style style:name="P1" style:family="paragraph">
      <style:paragraph-properties fo:text-align="center"/>
    </style:style>
    <style:style style:name="P2" style:family="paragraph">
      <style:paragraph-properties fo:text-align="center"/>
      <style:text-properties fo:color="#0047ff"/>
    </style:style>
    <style:style style:name="T1" style:family="text">
      <style:text-properties fo:color="#0047ff"/>
    </style:style>
    <style:style style:name="T2" style:family="text">
      <style:text-properties fo:color="#00ae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id="id1" draw:layer="layout" svg:width="4.259cm" svg:height="1.625cm" svg:x="12.754cm" svg:y="1.708cm">
          <text:p text:style-name="P1">Source</text:p>
        </draw:rect>
        <draw:rect draw:style-name="gr1" draw:text-style-name="P1" draw:id="id2" draw:layer="layout" svg:width="4.259cm" svg:height="1.625cm" svg:x="12.754cm" svg:y="5.927cm">
          <text:p text:style-name="P1">Github</text:p>
        </draw:rect>
        <draw:connector draw:style-name="gr2" draw:text-style-name="P1" draw:layer="layout" draw:type="line" svg:x1="14.883cm" svg:y1="3.333cm" svg:x2="14.883cm" svg:y2="5.927cm" draw:start-shape="id1" draw:start-glue-point="2" draw:end-shape="id2" draw:end-glue-point="0" svg:d="m14883 3333v2594">
          <text:p/>
        </draw:connector>
        <draw:rect draw:style-name="gr3" draw:text-style-name="P1" draw:id="id9" draw:layer="layout" svg:width="5.718cm" svg:height="1.625cm" svg:x="4.674cm" svg:y="10.646cm">
          <text:p text:style-name="P1">Openbuildserver</text:p>
        </draw:rect>
        <draw:rect draw:style-name="gr3" draw:text-style-name="P1" draw:id="id3" draw:layer="layout" svg:width="4.259cm" svg:height="1.625cm" svg:x="15.724cm" svg:y="10.646cm">
          <text:p text:style-name="P1">Launchpad</text:p>
          <text:p text:style-name="P1">daily repro</text:p>
        </draw:rect>
        <draw:connector draw:style-name="gr4" draw:text-style-name="P1" draw:layer="layout" draw:type="line" svg:x1="14.883cm" svg:y1="7.552cm" svg:x2="17.853cm" svg:y2="10.646cm" draw:start-shape="id2" draw:start-glue-point="2" draw:end-shape="id3" draw:end-glue-point="0" svg:d="m14883 7552 2970 3094">
          <text:p/>
        </draw:connector>
        <draw:rect draw:style-name="gr5" draw:text-style-name="P1" draw:id="id7" draw:layer="layout" svg:width="4.259cm" svg:height="1.625cm" svg:x="21.603cm" svg:y="5.927cm">
          <text:p text:style-name="P1">Transifex</text:p>
        </draw:rect>
        <draw:line draw:style-name="gr2" draw:text-style-name="P1" draw:layer="layout" svg:x1="1.714cm" svg:y1="1.92cm" svg:x2="3.906cm" svg:y2="1.92cm">
          <text:p/>
        </draw:line>
        <draw:frame draw:style-name="gr6" draw:layer="layout" svg:width="4.703cm" svg:height="0.988cm" svg:x="4.127cm" svg:y="1.376cm">
          <draw:text-box>
            <text:p>manual work</text:p>
          </draw:text-box>
        </draw:frame>
        <draw:line draw:style-name="gr4" draw:text-style-name="P1" draw:layer="layout" svg:x1="1.776cm" svg:y1="2.94cm" svg:x2="3.968cm" svg:y2="2.94cm">
          <text:p/>
        </draw:line>
        <draw:frame draw:style-name="gr6" draw:layer="layout" svg:width="4.703cm" svg:height="0.988cm" svg:x="4.127cm" svg:y="2.364cm">
          <draw:text-box>
            <text:p>automatically</text:p>
          </draw:text-box>
        </draw:frame>
        <draw:connector draw:style-name="gr2" draw:text-style-name="P1" draw:layer="layout" draw:type="line" svg:x1="13.058cm" svg:y1="12.272cm" svg:x2="9.054cm" svg:y2="18.007cm" draw:start-shape="id4" draw:start-glue-point="2" draw:end-shape="id5" draw:end-glue-point="0" svg:d="m13058 12272-4004 5735">
          <text:p/>
        </draw:connector>
        <draw:rect draw:style-name="gr7" draw:text-style-name="P2" draw:id="id5" draw:layer="layout" svg:width="8.081cm" svg:height="1.737cm" svg:x="5.014cm" svg:y="18.007cm">
          <text:p text:style-name="P1"><text:span text:style-name="T1">www.kohaupt-online.de/hp</text:span></text:p>
        </draw:rect>
        <draw:rect draw:style-name="gr1" draw:text-style-name="P1" draw:id="id8" draw:layer="layout" svg:width="4.259cm" svg:height="1.625cm" svg:x="12.754cm" svg:y="1.709cm">
          <text:p text:style-name="P1">Source</text:p>
        </draw:rect>
        <draw:rect draw:style-name="gr3" draw:text-style-name="P1" draw:id="id10" draw:layer="layout" svg:width="4.582cm" svg:height="1.625cm" svg:x="20.518cm" svg:y="10.646cm">
          <text:p text:style-name="P1">.deb maintainer</text:p>
        </draw:rect>
        <draw:connector draw:style-name="gr2" draw:text-style-name="P1" draw:layer="layout" draw:type="line" svg:x1="13.095cm" svg:y1="18.875cm" svg:x2="18.144cm" svg:y2="18.414cm" draw:start-shape="id5" draw:start-glue-point="1" draw:end-shape="id6" svg:d="m13095 18875 5049-461">
          <text:p/>
        </draw:connector>
        <draw:connector draw:style-name="gr4" draw:text-style-name="P1" draw:layer="layout" draw:type="line" svg:x1="17.853cm" svg:y1="12.271cm" svg:x2="20.109cm" svg:y2="16.84cm" draw:start-shape="id3" draw:start-glue-point="2" draw:end-shape="id6" draw:end-glue-point="0" svg:d="m17853 12271 2256 4569">
          <text:p/>
        </draw:connector>
        <draw:frame draw:style-name="gr8" draw:layer="layout" svg:width="7.449cm" svg:height="0.963cm" svg:x="10.625cm" svg:y="0.222cm">
          <draw:text-box>
            <text:p>The paths of <text:span text:style-name="T2">vokoscreen</text:span></text:p>
          </draw:text-box>
        </draw:frame>
        <draw:custom-shape draw:style-name="gr9" draw:text-style-name="P1" draw:id="id6" draw:layer="layout" svg:width="3.931cm" svg:height="3.148cm" svg:x="18.144cm" svg:y="16.84cm">
          <text:p/>
          <draw:enhanced-geometry svg:viewBox="0 0 14810 25050" draw:type="NonPrimitive" draw:enhanced-path="M 7214 23549 C 6714 22049 5942 21405 5839 19749 6214 17249 7714 17549 7214 14049 7839 14049 8589 13549 9214 13549 9214 17549 7714 17749 7714 19749 7714 21409 8214 21549 9214 23549 8589 23549 8214 23049 7214 23549 Z M 12814 25049 C 11314 23549 9042 21405 8939 19749 9314 17249 10314 17049 9314 13549 L 11189 13549 C 11814 17049 10814 17749 10814 19749 10814 21409 12814 22249 14814 24549 13314 24049 13314 24549 12814 25049 Z M 6789 2116 C 3812 2116 1539 4389 1539 7366 1539 10343 3812 12616 6789 12616 9766 12616 12039 10343 12039 7366 12039 4389 9766 2116 6789 2116 Z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Z N M 7214 23549 C 6714 22049 5942 21405 5839 19749 6214 17249 7714 17549 7214 14049 7839 14049 8589 13549 9214 13549 9214 17549 7714 17749 7714 19749 7714 21409 8214 21549 9214 23549 8589 23549 8214 23049 7214 23549 N M 12814 25049 C 11314 23549 9042 21405 8939 19749 9314 17249 10314 17049 9314 13549 L 11189 13549 C 11814 17049 10814 17749 10814 19749 10814 21409 12814 22249 14814 24549 13314 24049 13314 24549 12814 25049 N M 6789 2116 C 3812 2116 1539 4389 1539 7366 1539 10343 3812 12616 6789 12616 9766 12616 12039 10343 12039 7366 12039 4389 9766 2116 6789 2116 M 14339 7122 C 14363 8236 12802 9487 12339 10501 11876 11515 12522 12368 11665 13081 10808 13794 9466 12917 8415 13181 7304 13459 6459 14938 5338 14707 4277 14488 4096 12885 3234 12227 2324 11533 641 11794 123 10774 368 9807 772 8666 749 7582 725 6438 135 5541 339 4500 789 3513 1999 3437 2831 2744 3711 2011 3831 313 4942 34 5993 -229 6852 1136 7913 1355 9034 1586 10437 621 11347 1315 12208 1973 11676 3496 12167 4462 12686 5483 14315 6008 14339 7122"/>
        </draw:custom-shape>
        <draw:frame draw:style-name="gr10" draw:layer="layout" svg:width="2.085cm" svg:height="0.962cm" svg:x="19.149cm" svg:y="17.276cm">
          <draw:text-box>
            <text:p>user</text:p>
          </draw:text-box>
        </draw:frame>
        <draw:connector draw:style-name="gr4" draw:text-style-name="P1" draw:layer="layout" draw:type="line" svg:x1="17.013cm" svg:y1="6.739cm" svg:x2="21.603cm" svg:y2="6.739cm" draw:start-shape="id2" draw:start-glue-point="1" draw:end-shape="id7" svg:d="m17013 6739h4590">
          <text:p/>
        </draw:connector>
        <draw:connector draw:style-name="gr2" draw:text-style-name="P1" draw:layer="layout" draw:type="line" svg:x1="23.732cm" svg:y1="5.927cm" svg:x2="14.883cm" svg:y2="3.334cm" draw:start-shape="id7" draw:start-glue-point="0" draw:end-shape="id8" draw:end-glue-point="2" svg:d="m23732 5927-8849-2593">
          <text:p/>
        </draw:connector>
        <draw:connector draw:style-name="gr2" draw:text-style-name="P1" draw:layer="layout" draw:type="line" svg:x1="14.883cm" svg:y1="3.334cm" svg:x2="7.533cm" svg:y2="10.646cm" draw:start-shape="id8" draw:start-glue-point="2" draw:end-shape="id9" draw:end-glue-point="0" svg:d="m14883 3334-7350 7312">
          <text:p/>
        </draw:connector>
        <draw:connector draw:style-name="gr4" draw:text-style-name="P1" draw:layer="layout" draw:type="line" svg:x1="7.533cm" svg:y1="12.271cm" svg:x2="18.144cm" svg:y2="18.414cm" draw:start-shape="id9" draw:start-glue-point="2" draw:end-shape="id6" svg:d="m7533 12271 10611 6143">
          <text:p/>
        </draw:connector>
        <draw:connector draw:style-name="gr2" draw:text-style-name="P1" draw:layer="layout" draw:type="line" svg:x1="7.533cm" svg:y1="12.271cm" svg:x2="9.054cm" svg:y2="18.007cm" draw:start-shape="id9" draw:start-glue-point="2" draw:end-shape="id5" draw:end-glue-point="0" svg:d="m7533 12271 1521 5736">
          <text:p/>
        </draw:connector>
        <draw:connector draw:style-name="gr2" draw:text-style-name="P1" draw:layer="layout" draw:type="line" svg:x1="22.809cm" svg:y1="12.271cm" svg:x2="9.054cm" svg:y2="18.007cm" draw:start-shape="id10" draw:start-glue-point="2" draw:end-shape="id5" draw:end-glue-point="0" svg:d="m22809 12271-13755 5736">
          <text:p/>
        </draw:connector>
        <draw:connector draw:style-name="gr4" draw:text-style-name="P1" draw:layer="layout" draw:type="line" svg:x1="14.883cm" svg:y1="7.552cm" svg:x2="22.809cm" svg:y2="10.646cm" draw:start-shape="id2" draw:start-glue-point="2" draw:end-shape="id10" draw:end-glue-point="0" svg:d="m14883 7552 7926 3094">
          <text:p/>
        </draw:connector>
        <draw:rect draw:style-name="gr3" draw:text-style-name="P1" draw:id="id4" draw:layer="layout" svg:width="4.259cm" svg:height="1.625cm" svg:x="10.929cm" svg:y="10.647cm">
          <text:p text:style-name="P1">Launchpad</text:p>
          <text:p text:style-name="P1">Release repro</text:p>
        </draw:rect>
        <draw:connector draw:style-name="gr4" draw:text-style-name="P1" draw:layer="layout" draw:type="line" svg:x1="14.883cm" svg:y1="7.552cm" svg:x2="13.058cm" svg:y2="10.647cm" draw:start-shape="id2" draw:start-glue-point="2" draw:end-shape="id4" draw:end-glue-point="0" svg:d="m14883 7552-1825 3095">
          <text:p/>
        </draw:connector>
        <draw:connector draw:style-name="gr4" draw:text-style-name="P1" draw:layer="layout" draw:type="line" svg:x1="13.058cm" svg:y1="12.272cm" svg:x2="20.109cm" svg:y2="16.84cm" draw:start-shape="id4" draw:start-glue-point="2" draw:end-shape="id6" draw:end-glue-point="0" svg:d="m13058 12272 7051 456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22cm" fo:margin-bottom="1.012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3-07-09T09:23:17</meta:creation-date>
    <dc:date>2013-07-16T23:19:05</dc:date>
    <meta:editing-duration>PT01H18M19S</meta:editing-duration>
    <meta:editing-cycles>32</meta:editing-cycles>
    <meta:generator>OpenOffice.org/3.2$Unix OpenOffice.org_project/320m12$Build-9483</meta:generator>
    <meta:document-statistic meta:object-count="30"/>
  </office:meta>
</office:document-meta>
</file>